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32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ext-properties style:font-name="Luxi Sans" style:font-name-asian="Luxi Sans1" style:font-name-complex="Luxi Sans1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levé de note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Total pondéré</text:p>
          </table:table-cell>
          <table:table-cell office:value-type="string" calcext:value-type="string">
            <text:p>Moyenne pondérée</text:p>
          </table:table-cell>
        </table:table-row>
        <table:table-row table:style-name="ro2">
          <table:table-cell office:value-type="string" calcext:value-type="string">
            <text:p>Lannion</text:p>
          </table:table-cell>
          <table:table-cell office:value-type="string" calcext:value-type="string">
            <text:p>Jean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C4]*[.A$23])+([.D4]*[.B$23])+([.E4]*[.C$23])+([.F4]*[.D$23])" office:value-type="float" office:value="250" calcext:value-type="float">
            <text:p>250</text:p>
          </table:table-cell>
          <table:table-cell table:style-name="ce2" table:formula="of:=[.G4]/SUM([.A$23];[.B$23];[.C$23];[.D$23])" office:value-type="float" office:value="10" calcext:value-type="float">
            <text:p>10</text:p>
          </table:table-cell>
        </table:table-row>
        <table:table-row table:style-name="ro2" table:visibility="filter">
          <table:table-cell office:value-type="string" calcext:value-type="string">
            <text:p>Induren</text:p>
          </table:table-cell>
          <table:table-cell office:value-type="string" calcext:value-type="string">
            <text:p>Lo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5]*[.A$23])+([.D5]*[.B$23])+([.E5]*[.C$23])+([.F5]*[.D$23])" office:value-type="float" office:value="298" calcext:value-type="float">
            <text:p>298</text:p>
          </table:table-cell>
          <table:table-cell table:style-name="ce2" table:formula="of:=[.G5]/SUM([.A$23];[.B$23];[.C$23];[.D$23])" office:value-type="float" office:value="11.92" calcext:value-type="float">
            <text:p>11,92</text:p>
          </table:table-cell>
        </table:table-row>
        <table:table-row table:style-name="ro2" table:visibility="filter">
          <table:table-cell office:value-type="string" calcext:value-type="string">
            <text:p>Franklin</text:p>
          </table:table-cell>
          <table:table-cell office:value-type="string" calcext:value-type="string">
            <text:p>Ev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[.C6]*[.A$23])+([.D6]*[.B$23])+([.E6]*[.C$23])+([.F6]*[.D$23])" office:value-type="float" office:value="320" calcext:value-type="float">
            <text:p>320</text:p>
          </table:table-cell>
          <table:table-cell table:style-name="ce2" table:formula="of:=[.G6]/SUM([.A$23];[.B$23];[.C$23];[.D$23])" office:value-type="float" office:value="12.8" calcext:value-type="float">
            <text:p>12,8</text:p>
          </table:table-cell>
        </table:table-row>
        <table:table-row table:style-name="ro2">
          <table:table-cell office:value-type="string" calcext:value-type="string">
            <text:p>Durain</text:p>
          </table:table-cell>
          <table:table-cell office:value-type="string" calcext:value-type="string">
            <text:p>Pierr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C7]*[.A$23])+([.D7]*[.B$23])+([.E7]*[.C$23])+([.F7]*[.D$23])" office:value-type="float" office:value="301" calcext:value-type="float">
            <text:p>301</text:p>
          </table:table-cell>
          <table:table-cell table:style-name="ce2" table:formula="of:=[.G7]/SUM([.A$23];[.B$23];[.C$23];[.D$23])" office:value-type="float" office:value="12.04" calcext:value-type="float">
            <text:p>12,04</text:p>
          </table:table-cell>
        </table:table-row>
        <table:table-row table:style-name="ro2" table:visibility="filter">
          <table:table-cell office:value-type="string" calcext:value-type="string">
            <text:p>Dourou</text:p>
          </table:table-cell>
          <table:table-cell office:value-type="string" calcext:value-type="string">
            <text:p>Ni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([.C8]*[.A$23])+([.D8]*[.B$23])+([.E8]*[.C$23])+([.F8]*[.D$23])" office:value-type="float" office:value="312" calcext:value-type="float">
            <text:p>312</text:p>
          </table:table-cell>
          <table:table-cell table:style-name="ce2" table:formula="of:=[.G8]/SUM([.A$23];[.B$23];[.C$23];[.D$23])" office:value-type="float" office:value="12.48" calcext:value-type="float">
            <text:p>12,48</text:p>
          </table:table-cell>
        </table:table-row>
        <table:table-row table:style-name="ro2">
          <table:table-cell office:value-type="string" calcext:value-type="string">
            <text:p>Désiré</text:p>
          </table:table-cell>
          <table:table-cell office:value-type="string" calcext:value-type="string">
            <text:p>Antoi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9]*[.A$23])+([.D9]*[.B$23])+([.E9]*[.C$23])+([.F9]*[.D$23])" office:value-type="float" office:value="308" calcext:value-type="float">
            <text:p>308</text:p>
          </table:table-cell>
          <table:table-cell table:style-name="ce2" table:formula="of:=[.G9]/SUM([.A$23];[.B$23];[.C$23];[.D$23])" office:value-type="float" office:value="12.32" calcext:value-type="float">
            <text:p>12,32</text:p>
          </table:table-cell>
        </table:table-row>
        <table:table-row table:style-name="ro2" table:visibility="filter">
          <table:table-cell office:value-type="string" calcext:value-type="string">
            <text:p>Cordiau</text:p>
          </table:table-cell>
          <table:table-cell office:value-type="string" calcext:value-type="string">
            <text:p>Genevièv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([.C10]*[.A$23])+([.D10]*[.B$23])+([.E10]*[.C$23])+([.F10]*[.D$23])" office:value-type="float" office:value="297" calcext:value-type="float">
            <text:p>297</text:p>
          </table:table-cell>
          <table:table-cell table:style-name="ce2" table:formula="of:=[.G10]/SUM([.A$23];[.B$23];[.C$23];[.D$23])" office:value-type="float" office:value="11.88" calcext:value-type="float">
            <text:p>11,88</text:p>
          </table:table-cell>
        </table:table-row>
        <table:table-row table:style-name="ro2" table:visibility="filter">
          <table:table-cell office:value-type="string" calcext:value-type="string">
            <text:p>Brelan</text:p>
          </table:table-cell>
          <table:table-cell office:value-type="string" calcext:value-type="string">
            <text:p>Didi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C11]*[.A$23])+([.D11]*[.B$23])+([.E11]*[.C$23])+([.F11]*[.D$23])" office:value-type="float" office:value="280" calcext:value-type="float">
            <text:p>280</text:p>
          </table:table-cell>
          <table:table-cell table:style-name="ce2" table:formula="of:=[.G11]/SUM([.A$23];[.B$23];[.C$23];[.D$23])" office:value-type="float" office:value="11.2" calcext:value-type="float">
            <text:p>11,2</text:p>
          </table:table-cell>
        </table:table-row>
        <table:table-row table:style-name="ro2" table:visibility="filter">
          <table:table-cell office:value-type="string" calcext:value-type="string">
            <text:p>Boniface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C12]*[.A$23])+([.D12]*[.B$23])+([.E12]*[.C$23])+([.F12]*[.D$23])" office:value-type="float" office:value="274" calcext:value-type="float">
            <text:p>274</text:p>
          </table:table-cell>
          <table:table-cell table:style-name="ce2" table:formula="of:=[.G12]/SUM([.A$23];[.B$23];[.C$23];[.D$23])" office:value-type="float" office:value="10.96" calcext:value-type="float">
            <text:p>10,96</text:p>
          </table:table-cell>
        </table:table-row>
        <table:table-row table:style-name="ro2" table:visibility="filter">
          <table:table-cell office:value-type="string" calcext:value-type="string">
            <text:p>Benoit</text:p>
          </table:table-cell>
          <table:table-cell office:value-type="string" calcext:value-type="string">
            <text:p>Liset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C13]*[.A$23])+([.D13]*[.B$23])+([.E13]*[.C$23])+([.F13]*[.D$23])" office:value-type="float" office:value="231" calcext:value-type="float">
            <text:p>231</text:p>
          </table:table-cell>
          <table:table-cell table:style-name="ce2" table:formula="of:=[.G13]/SUM([.A$23];[.B$23];[.C$23];[.D$23])" office:value-type="float" office:value="9.24" calcext:value-type="float">
            <text:p>9,24</text:p>
          </table:table-cell>
        </table:table-row>
        <table:table-row table:style-name="ro2"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C14]*[.A$23])+([.D14]*[.B$23])+([.E14]*[.C$23])+([.F14]*[.D$23])" office:value-type="float" office:value="285" calcext:value-type="float">
            <text:p>285</text:p>
          </table:table-cell>
          <table:table-cell table:style-name="ce2" table:formula="of:=[.G14]/SUM([.A$23];[.B$23];[.C$23];[.D$23])" office:value-type="float" office:value="11.4" calcext:value-type="float">
            <text:p>11,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Moyenne:</text:p>
          </table:table-cell>
          <table:table-cell table:formula="of:=AVERAGE([.C4];[.C5];[.C6];[.C7];[.C8];[.C9];[.C10];[.C11];[.C12];[.C13];[.C14])" office:value-type="float" office:value="11.5454545454545" calcext:value-type="float">
            <text:p>11,55</text:p>
          </table:table-cell>
          <table:table-cell table:formula="of:=AVERAGE([.D4];[.D5];[.D6];[.D7];[.D8];[.D9];[.D10];[.D11];[.D12];[.D13];[.D14])" office:value-type="float" office:value="12.3636363636364" calcext:value-type="float">
            <text:p>12,36</text:p>
          </table:table-cell>
          <table:table-cell table:formula="of:=AVERAGE([.E4];[.E5];[.E6];[.E7];[.E8];[.E9];[.E10];[.E11];[.E12];[.E13];[.E14])" office:value-type="float" office:value="10.9090909090909" calcext:value-type="float">
            <text:p>10,91</text:p>
          </table:table-cell>
          <table:table-cell table:formula="of:=AVERAGE([.F4];[.F5];[.F6];[.F7];[.F8];[.F9];[.F10];[.F11];[.F12];[.F13];[.F14])" office:value-type="float" office:value="10.8181818181818" calcext:value-type="float">
            <text:p>10,8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efficient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coefbio" table:base-cell-address="$Feuille1.$A$23" table:cell-range-address="$Feuille1.$C$22"/>
        <table:named-range table:name="coefinfo" table:base-cell-address="$Feuille1.$A$23" table:cell-range-address="$Feuille1.$B$22"/>
        <table:named-range table:name="coefmath" table:base-cell-address="$Feuille1.$A$23" table:cell-range-address="$Feuille1.$A$22"/>
        <table:named-range table:name="coefphys" table:base-cell-address="$Feuille1.$A$23" table:cell-range-address="$Feuille1.$D$22"/>
        <table:named-range table:name="crit" table:base-cell-address="$Feuille2.$G$10" table:cell-range-address="$Feuille2.$G$9:.$G$10"/>
        <table:named-range table:name="Tab" table:base-cell-address="$Feuille1.$A$18" table:cell-range-address="$Feuille1.$A$3:.$H$14"/>
      </table:named-expressions>
      <table:database-ranges>
        <table:database-range table:name="__Anonymous_Sheet_DB__0" table:target-range-address="Feuille1.A3:Feuille1.H14" table:display-filter-buttons="true">
          <table:filter>
            <table:filter-or>
              <table:filter-condition table:field-number="4" table:data-type="number" table:value="10" table:operator="="/>
              <table:filter-and>
                <table:filter-condition table:field-number="2" table:data-type="number" table:value="11" table:operator="&gt;"/>
                <table:filter-condition table:field-number="2" table:data-type="number" table:value="14" table:operator="&lt;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34P2" style:volatile="true">
      <number:text> -</number:text>
      <number:number number:decimal-places="0" loext:min-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7" loext:min-decimal-places="7" number:min-integer-digits="1"/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8:08:19.483597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4-08-26T11:22:45</meta:creation-date>
    <dc:date>2016-11-29T18:16:16.247105907</dc:date>
    <dc:language>fr-FR</dc:language>
    <meta:editing-cycles>10</meta:editing-cycles>
    <meta:editing-duration>PT1H17M3S</meta:editing-duration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